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1.14941in, 0in, 1.08304in)"/>
    </style:style>
    <style:style style:family="graphic" style:name="a1" style:parent-style-name="Graphics">
      <style:graphic-properties fo:border="0.01042in none" fo:background-color="transparent" fo:clip="rect(0in, 1.31816in, 0in, 1.04785in)"/>
    </style:style>
  </office:automatic-styles>
  <office:body>
    <office:text text:use-soft-page-breaks="true">
      <text:p text:style-name="P1">The Logical Voltmeter (Week 3)</text:p>
      <text:p text:style-name="Normal"><draw:frame draw:style-name="a0" draw:transform="translate(-2.02826in -2.3579in) rotate(-1.5708) translate(2.02826in 2.3579in)" draw:name="Picture 1" text:anchor-type="as-char" svg:width="4.05652in" svg:height="4.7158in" style:rel-width="scale" style:rel-height="scale"><draw:image xlink:href="media/image1.jpeg" xlink:type="simple" xlink:show="embed" xlink:actuate="onLoad"/><svg:title/><svg:desc>A purple electronic device on a white surface

AI-generated content may be incorrect.</svg:desc></draw:frame></text:p>
      <text:p text:style-name="Normal"/>
      <text:p text:style-name="Normal">Maze Runner (Week 4)</text:p>
      <text:p text:style-name="Normal"><draw:frame draw:style-name="a1" draw:transform="translate(-2.07254in -2.44105in) rotate(-1.5708) translate(2.07254in 2.44105in)" draw:name="Picture 2" text:anchor-type="as-char" svg:width="4.14509in" svg:height="4.88211in" style:rel-width="scale" style:rel-height="scale"><draw:image xlink:href="media/image2.jpeg" xlink:type="simple" xlink:show="embed" xlink:actuate="onLoad"/><svg:title/><svg:desc>A purple machine with wires and wires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etunde Adeniji</meta:initial-creator>
    <dc:creator>Yetunde Adeniji</dc:creator>
    <meta:creation-date>2026-01-02T23:42:00Z</meta:creation-date>
    <dc:date>2026-01-02T23:47:00Z</dc:date>
    <meta:template xlink:href="Normal" xlink:type="simple"/>
    <meta:editing-cycles>1</meta:editing-cycles>
    <meta:editing-duration>PT300S</meta:editing-duration>
    <meta:document-statistic meta:page-count="1" meta:paragraph-count="1" meta:word-count="8" meta:character-count="56" meta:row-count="1" meta:non-whitespace-character-count="49"/>
  </office:meta>
</office:document-meta>
</file>